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indent="0cm" style:auto-text-indent="true" fo:padding="0.074cm" fo:border-left="none" fo:border-right="none" fo:border-top="none" fo:border-bottom="0.002cm solid #000000" style:join-border="false"/>
      <style:text-properties style:font-name="Arial"/>
    </style:style>
    <style:style style:name="P2" style:family="paragraph" style:parent-style-name="Standard">
      <style:paragraph-properties fo:margin-left="0cm" fo:margin-right="0cm" fo:line-height="150%" fo:text-indent="0cm" style:auto-text-indent="true"/>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rostro brumoso y antiguo mira entre las grietas de la pared. Del otro lado una muchacha juvenil se arropa con una bata blanca y raída. El anciano lleva su mano sudorosa hasta la ingle, lentamente. Toca su miembro, herido en una guerra semiolvidada. Incapaz de realizar una erección. El anciano sostiene con melancólica ansiedad su sexo inútil. Añora tiempos antiguos, cuando en una garita, ensordecida por las explosiones cercanas, llegó a disfrutar en su mano del orgasmo y el recuerdo.</text:p>
      <text:p text:style-name="P1">El camino es antiguo. La noche pertinaz y acaparadora. El silencio y la esperanza se mezclan bajo el amparo de una canción, improbable, secreta.</text:p>
      <text:p text:style-name="P2"/>
      <text:p text:style-name="P1">Sigo enardeciendo la página blanca.</text:p>
      <text:p text:style-name="P2"/>
      <text:p text:style-name="P2">Bajo esta línea se apagaron las imágenes. Solo quedan las palabras. El dibujo de un letrero en una pared. Un dibujo múltiple y legible. Una remembranza de letras. Solo e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5T10:49:34.01</meta:creation-date>
    <dc:date>2011-11-18T16:28:51.77</dc:date>
    <meta:editing-duration>PT7H10M49S</meta:editing-duration>
    <meta:editing-cycles>20</meta:editing-cycles>
    <meta:generator>LibreOffice/3.3$Win32 LibreOffice_project/330m19$Build-6</meta:generator>
    <meta:document-statistic meta:table-count="0" meta:image-count="0" meta:object-count="0" meta:page-count="1" meta:paragraph-count="4" meta:word-count="140" meta:character-count="841"/>
  </office:meta>
</office:document-meta>
</file>